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tudents</text:p>
          </table:table-cell>
          <table:table-cell office:value-type="string">
            <text:p>Mid_Sem_Scores</text:p>
          </table:table-cell>
          <table:table-cell office:value-type="string">
            <text:p>End_Sem_Scores</text:p>
          </table:table-cell>
          <table:table-cell office:value-type="string">
            <text:p>Mid_Sem_30</text:p>
          </table:table-cell>
          <table:table-cell office:value-type="string">
            <text:p> End_Sem_70</text:p>
          </table:table-cell>
          <table:table-cell office:value-type="string">
            <text:p> Total_Score</text:p>
          </table:table-cell>
        </table:table-row>
        <table:table-row>
          <table:table-cell office:value-type="string">
            <text:p>Akwasi</text:p>
          </table:table-cell>
          <table:table-cell office:value="60" office:value-type="float"/>
          <table:table-cell office:value="64" office:value-type="float"/>
          <table:table-cell/>
          <table:table-cell/>
          <table:table-cell/>
        </table:table-row>
        <table:table-row>
          <table:table-cell office:value-type="string">
            <text:p>Akosua</text:p>
          </table:table-cell>
          <table:table-cell office:value="70" office:value-type="float"/>
          <table:table-cell office:value="77.7" office:value-type="float"/>
          <table:table-cell/>
          <table:table-cell/>
          <table:table-cell/>
        </table:table-row>
        <table:table-row>
          <table:table-cell office:value-type="string">
            <text:p>Kwadwo</text:p>
          </table:table-cell>
          <table:table-cell office:value="50" office:value-type="float"/>
          <table:table-cell office:value="59.8" office:value-type="float"/>
          <table:table-cell/>
          <table:table-cell/>
          <table:table-cell/>
        </table:table-row>
        <table:table-row>
          <table:table-cell office:value-type="string">
            <text:p>Adwoa</text:p>
          </table:table-cell>
          <table:table-cell office:value="55" office:value-type="float"/>
          <table:table-cell office:value="50" office:value-type="float"/>
          <table:table-cell/>
          <table:table-cell/>
          <table:table-cell/>
        </table:table-row>
        <table:table-row>
          <table:table-cell office:value-type="string">
            <text:p>Kwabena</text:p>
          </table:table-cell>
          <table:table-cell office:value="80" office:value-type="float"/>
          <table:table-cell office:value="79" office:value-type="float"/>
          <table:table-cell/>
          <table:table-cell/>
          <table:table-cell/>
        </table:table-row>
        <table:table-row>
          <table:table-cell office:value-type="string">
            <text:p>Abena</text:p>
          </table:table-cell>
          <table:table-cell office:value="90" office:value-type="float"/>
          <table:table-cell office:value="92" office:value-type="float"/>
          <table:table-cell/>
          <table:table-cell/>
          <table:table-cell/>
        </table:table-row>
        <table:table-row>
          <table:table-cell office:value-type="string">
            <text:p>Kweku</text:p>
          </table:table-cell>
          <table:table-cell office:value="40" office:value-type="float"/>
          <table:table-cell office:value="42" office:value-type="float"/>
          <table:table-cell/>
          <table:table-cell/>
          <table:table-cell/>
        </table:table-row>
        <table:table-row>
          <table:table-cell office:value-type="string">
            <text:p>Akua</text:p>
          </table:table-cell>
          <table:table-cell office:value="20" office:value-type="float"/>
          <table:table-cell office:value="32" office:value-type="float"/>
          <table:table-cell/>
          <table:table-cell/>
          <table:table-cell/>
        </table:table-row>
        <table:table-row>
          <table:table-cell office:value-type="string">
            <text:p>Yaw</text:p>
          </table:table-cell>
          <table:table-cell office:value="57" office:value-type="float"/>
          <table:table-cell office:value="64" office:value-type="float"/>
          <table:table-cell/>
          <table:table-cell/>
          <table:table-cell/>
        </table:table-row>
        <table:table-row>
          <table:table-cell office:value-type="string">
            <text:p>Yaa</text:p>
          </table:table-cell>
          <table:table-cell office:value="69.3" office:value-type="float"/>
          <table:table-cell office:value="72" office:value-type="float"/>
          <table:table-cell/>
          <table:table-cell/>
          <table:table-cell/>
        </table:table-row>
        <table:table-row>
          <table:table-cell office:value-type="string">
            <text:p>Kofi</text:p>
          </table:table-cell>
          <table:table-cell office:value="70.4" office:value-type="float"/>
          <table:table-cell office:value="74" office:value-type="float"/>
          <table:table-cell/>
          <table:table-cell/>
          <table:table-cell/>
        </table:table-row>
        <table:table-row>
          <table:table-cell office:value-type="string">
            <text:p>Afia</text:p>
          </table:table-cell>
          <table:table-cell office:value="60" office:value-type="float"/>
          <table:table-cell office:value="66" office:value-type="float"/>
          <table:table-cell/>
          <table:table-cell/>
          <table:table-cell/>
        </table:table-row>
        <table:table-row>
          <table:table-cell office:value-type="string">
            <text:p>Kwame</text:p>
          </table:table-cell>
          <table:table-cell office:value="91" office:value-type="float"/>
          <table:table-cell office:value="94" office:value-type="float"/>
          <table:table-cell/>
          <table:table-cell/>
          <table:table-cell/>
        </table:table-row>
        <table:table-row>
          <table:table-cell office:value-type="string">
            <text:p>Ama</text:p>
          </table:table-cell>
          <table:table-cell office:value="85" office:value-type="float"/>
          <table:table-cell office:value="87" office:value-type="float"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9-20T12:18:20.556234</meta:creation-date>
    <dc:date>2024-09-20T12:18:20.560867</dc:date>
    <meta:generator>http://pypi.python.org/pypi/ezodf/0.1.0$Python3.10.12 (main, Jul 29 2024, 16:56:48) [GCC 11.4.0]</meta:generator>
    <meta:document-statistic/>
    <meta:editing-cycles>1</meta:editing-cycles>
  </office:meta>
</office:document-meta>
</file>